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-0.026cm" style:auto-text-indent="false">
        <style:tab-stops>
          <style:tab-stop style:position="10.213cm"/>
        </style:tab-stops>
      </style:paragraph-properties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ON/ASSOCIATION DES PIN DE LA ARDUINO</text:p>
      <text:p text:style-name="P1"/>
      <text:p text:style-name="P2"/>
      <text:p text:style-name="P2">définition : droite et gauche définis ici par rapport a l'avant du robot (le plus logique en somme)</text:p>
      <text:p text:style-name="P2"/>
      <text:p text:style-name="P3">roue codeuse droite <text:tab/>21</text:p>
      <text:p text:style-name="P3">roue codeuse gauche<text:tab/>18</text:p>
      <text:p text:style-name="P3"/>
      <text:p text:style-name="P3">capteur<text:tab/>A0</text:p>
      <text:p text:style-name="P3"><text:tab/>capteur<text:tab/>A1</text:p>
      <text:p text:style-name="P3">capteur<text:tab/>A2</text:p>
      <text:p text:style-name="P3">capteur<text:tab/>A3</text:p>
      <text:p text:style-name="P3">capteur<text:tab/>A4</text:p>
      <text:p text:style-name="P3">capteur<text:tab/>A5</text:p>
      <text:p text:style-name="P3">capteur<text:tab/>A6</text:p>
      <text:p text:style-name="P3"/>
      <text:p text:style-name="P3">servo ( inutile ?? mais existe sur la carte ) <text:tab/>12</text:p>
      <text:p text:style-name="P3">servo porte gauche<text:tab/>11</text:p>
      <text:p text:style-name="P3">servo porte droite<text:tab/>10</text:p>
      <text:p text:style-name="P3">servo bras coude<text:tab/>9</text:p>
      <text:p text:style-name="P3">servo bras epaule<text:tab/>8</text:p>
      <text:p text:style-name="P3">servo motor droit<text:tab/>7</text:p>
      <text:p text:style-name="P3">servo motor gauche<text:tab/>6</text:p>
      <text:p text:style-name="P3"/>
      <text:p text:style-name="P3">pompe<text:tab/>5</text:p>
      <text:p text:style-name="P3"/>
      <text:p text:style-name="P3">signal jack<text:tab/>3</text:p>
      <text:p text:style-name="P3"/>
      <text:p text:style-name="P3">moteur tapis<text:tab/>4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totix </meta:initial-creator>
    <meta:creation-date>2012-05-01T10:10:10</meta:creation-date>
    <dc:date>2012-05-01T10:39:13</dc:date>
    <dc:creator>TItotix </dc:creator>
    <meta:editing-duration>PT29M4S</meta:editing-duration>
    <meta:editing-cycles>4</meta:editing-cycles>
    <meta:generator>LibreOffice/3.4$Linux LibreOffice_project/340m1$Build-402</meta:generator>
    <meta:document-statistic meta:table-count="0" meta:image-count="0" meta:object-count="0" meta:page-count="1" meta:paragraph-count="21" meta:word-count="89" meta:character-count="461" meta:non-whitespace-character-count="389"/>
  </office:meta>
</office:document-meta>
</file>